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222222" fo:language="en" fo:country="US" style:language-asian="ru" style:country-asian="RU" style:font-name-complex="Calibri1"/>
    </style:style>
    <style:style style:name="P2" style:family="paragraph" style:parent-style-name="Standard">
      <style:paragraph-properties fo:margin-top="0cm" fo:margin-bottom="0cm" fo:line-height="100%"/>
      <style:text-properties style:font-name="Arial Unicode MS" fo:font-size="10pt" fo:language="en" fo:country="US" style:font-name-asian="Arial Unicode MS1" style:font-size-asian="10pt" style:language-asian="ru" style:country-asian="RU" style:font-name-complex="Arial Unicode MS1" style:font-size-complex="10pt"/>
    </style:style>
    <style:style style:name="P3" style:family="paragraph" style:parent-style-name="Heading_20_3" style:master-page-name="Standard">
      <style:paragraph-properties style:page-number="auto"/>
    </style:style>
    <style:style style:name="T1" style:family="text">
      <style:text-properties fo:language="en" fo:country="US"/>
    </style:style>
    <style:style style:name="T2" style:family="text">
      <style:text-properties fo:language="en" fo:country="US" style:language-asian="ru" style:country-asian="RU"/>
    </style:style>
    <style:style style:name="T3" style:family="text">
      <style:text-properties fo:language="en" fo:country="US" fo:font-style="italic" style:language-asian="ru" style:country-asian="RU" style:font-style-asian="italic"/>
    </style:style>
    <style:style style:name="T4" style:family="text">
      <style:text-properties fo:language="en" fo:country="US" style:language-asian="zh" style:country-asian="CN" style:font-name-complex="F"/>
    </style:style>
    <style:style style:name="T5" style:family="text">
      <style:text-properties fo:color="#1155cc" fo:language="en" fo:country="US" style:text-underline-style="solid" style:text-underline-width="auto" style:text-underline-color="font-color" style:language-asian="ru" style:country-asian="RU"/>
    </style:style>
    <style:style style:name="T6" style:family="text">
      <style:text-properties fo:color="#111111" fo:language="en" fo:country="US" style:language-asian="ru" style:country-asian="RU"/>
    </style:style>
    <style:style style:name="T7" style:family="text">
      <style:text-properties fo:color="#222222" fo:language="en" fo:country="US" style:language-asian="ru" style:country-asian="RU"/>
    </style:style>
    <style:style style:name="T8" style:family="text">
      <style:text-properties fo:color="#222222" style:font-name="Arial1" fo:language="en" fo:country="US" style:language-asian="ru" style:country-asian="RU" style:font-name-complex="Arial2"/>
    </style:style>
    <style:style style:name="T9" style:family="text">
      <style:text-properties style:font-name="Arial1" fo:language="en" fo:country="US" style:font-name-complex="Arial2"/>
    </style:style>
    <style:style style:name="T10" style:family="text">
      <style:text-properties fo:color="#ff0000" fo:language="en" fo:country="US" style:language-asian="ru" style:country-asian="RU"/>
    </style:style>
    <style:style style:name="T11" style:family="text">
      <style:text-properties fo:color="#ff0000" fo:language="en" fo:country="US" fo:font-style="italic" style:language-asian="ru" style:country-asian="RU"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408751411065263107" text:style-name="Outline">
        <text:list-item>
          <text:list>
            <text:list-item>
              <text:list>
                <text:list-item>
                  <text:h text:style-name="P3" text:outline-level="3"><text:span text:style-name="T2">Learning from the best.</text:span></text:h>
                </text:list-item>
              </text:list>
            </text:list-item>
          </text:list>
        </text:list-item>
      </text:list>
      <text:p text:style-name="P2"/>
      <text:p text:style-name="Standard"><text:span text:style-name="T2">Antony Polukhin, the author of Boost.TypeIndex and Boost.DLL libraries; maintainer of some Boost libraries and also the author of the "Boost C++ Application Development Cookbook" gave a very interesting </text:span><text:a xlink:type="simple" xlink:href="https://www.youtube.com/watch?v=abdeAew3gmQ" text:style-name="Internet_20_link" text:visited-style-name="Visited_20_Internet_20_Link"><text:span text:style-name="T5">talk</text:span></text:a><text:span text:style-name="T2">  at CppCon2016 called: </text:span></text:p>
      <text:p text:style-name="Standard"><text:span text:style-name="T2">"C++14 Reflections Without Macros, Markup nor External Tooling: Metaprogramming tricks for POD Types" </text:span></text:p>
      <text:p text:style-name="Standard"><text:span text:style-name="T2">His very exciting, however admittedly brief description of the talk's subject goes like this:</text:span></text:p>
      <text:p text:style-name="Standard"><text:span text:style-name="T6">"C++ was lacking the reflections feature for a long time. But a new metaprogramming trick was discovered recently: we can get some information about POD structure by probing it's braced initializes. Combining that trick with variadic templates, constexpr functions, implicit conversion operators, SFINAE, decltype and integral constants we can count structure's fields and even deduce type of each field. Now the best part: everything works without any additional markup nor macros typically needed to implement reflections in C++. In this talk I'll explain most of the tricks in detail, starting from a very basic implementation that is only capable of detecting fields count and ending up with a fully functional prototype capable of dealing with nested PODs, const/volatile qualified pointers, pointers-to-pointers and enum members. Highly useful use-cases will be shown at the end of the talk."</text:span><text:span text:style-name="T2"> </text:span></text:p>
      <text:p text:style-name="Standard"><text:span text:style-name="T2">He also spoke on the subject in front of Russian-speaking audience (video can be found </text:span><text:a xlink:type="simple" xlink:href="https://www.google.ru/url?sa=t&amp;rct=j&amp;q=&amp;esrc=s&amp;source=web&amp;cd=2&amp;cad=rja&amp;uact=8&amp;ved=0ahUKEwiY1emb2JXXAhVKD5oKHQRxAXAQtwIILDAB&amp;url=https%3A%2F%2Fwww.youtube.com%2Fwatch%3Fv%3DjDI5CHKFKd0&amp;usg=AOvVaw2fonIwI0gSBvDsTl5MAES3" text:style-name="Internet_20_link" text:visited-style-name="Visited_20_Internet_20_Link"><text:span text:style-name="T5">here</text:span></text:a><text:span text:style-name="T2">). The source code for the both talks could be found </text:span><text:a xlink:type="simple" xlink:href="https://github.com/apolukhin/magic_get" text:style-name="Internet_20_link" text:visited-style-name="Visited_20_Internet_20_Link"><text:span text:style-name="T5">here</text:span></text:a><text:span text:style-name="T2">  </text:span></text:p>
      <text:p text:style-name="Standard"><text:span text:style-name="T2">Unfortunately, in those talks he omitted some technical details, and I don't know about you, <text:line-break/>but I personally still had troubles understanding the whole thing (apparently I was not alone in that judging by the comments left by a lot of folks ranging from excitement-frustration to condemnation-rude outrage), so I have to go deeper and dig into the code. Eventually, I think I got <text:s/>most of it, however some parts are still sort of mystery to me. However, I found my own solutions for those mysteries parts (will brag about it later ;) ).</text:span></text:p>
      <text:p text:style-name="Standard"><text:span text:style-name="T2">So, basically, the technique is like that:</text:span></text:p>
      <text:p text:style-name="Standard"><text:span text:style-name="T7">- using special template class (Anton originally called them “ubiq” after the main theme in Phillip K. Dick’s novel under the same name </text:span><text:a xlink:type="simple" xlink:href="#Interpretation" text:style-name="Internet_20_link" text:visited-style-name="Visited_20_Internet_20_Link"><text:span text:style-name="T5">https://en.wikipedia.org/wiki/Ubik#Interpretation</text:span></text:a><text:span text:style-name="T7">) with an implicit template conversion method for aggregate initialization for a given type you get field count for that (POD) type</text:span></text:p>
      <text:p text:style-name="Standard"><text:span text:style-name="T7">- using that count you can get type info for that type using another kind of "ubiq"</text:span></text:p>
      <text:p text:style-name="Standard"><text:span text:style-name="T7">- type info is presented as a numeric identifier and it can have additional info about being a pointer, volatile, const or all three at the same time (and many levels of them). And here comes the major limitation of the technique - you can convert only known types. But we’ll talk more about it later.</text:span></text:p>
      <text:p text:style-name="Standard"><text:span text:style-name="T7">- you construct some sort of tuple (very similar to the one described in "Modern C++ Design" by Andrei Alexandrescu, in Chapter 3, the part about  class  GenScatterHierarchy) converting those numeric type ids into types</text:span></text:p>
      <text:p text:style-name="Standard"><text:span text:style-name="T7">- using that resulting tuple you can apparently safely use reinterpret_cast (?!) to convert original structure into just constructed one and get data from it since you know the layout by now</text:span></text:p>
      <text:p text:style-name="Standard"><text:soft-page-break/><text:span text:style-name="T7">You might want to read an alternative explanation provided </text:span><text:a xlink:type="simple" xlink:href="https://www.reddit.com/r/cpp/comments/6ydxya/the_great_type_loophole/" text:style-name="Internet_20_link" text:visited-style-name="Visited_20_Internet_20_Link"><text:span text:style-name="T5">here </text:span></text:a></text:p>
      <text:p text:style-name="Standard"><text:span text:style-name="T9">If you still struggling with understanding of any part or its implementation, I suggest you go read </text:span><text:span text:style-name="Заголовок_20_3_20_Знак"><text:span text:style-name="T1">Step by step</text:span></text:span><text:span text:style-name="T9"> section.</text:span><text:span text:style-name="T8"><text:line-break/></text:span><text:span text:style-name="T7">Also, it may come as a surprise to you, but in some development environments they use not fully complaint C++14 compilers or even outdated (with no support for C++14) ones. For most of the projects I'm involved in at the moment this is that unfortunate state of affairs. So the code does not compile there. However, in his Q&amp;A session at CppCon Antony did mentioned it could be done with C++11 by just adding more functional style to constexpr functions/methods, which I did not mind at all. However it turned out to be a lot more involved than that.</text:span><text:bookmark text:name="_GoBack"/><text:span text:style-name="T7"> </text:span><text:span text:style-name="T2">So let’s go through the process step by step.</text:span></text:p>
      <text:p text:style-name="P1"/>
      <text:list xml:id="list26778382" text:continue-numbering="true" text:style-name="Outline">
        <text:list-item>
          <text:list>
            <text:list-item>
              <text:list>
                <text:list-item>
                  <text:h text:style-name="Heading_20_3" text:outline-level="3"><text:span text:style-name="T2">Going step by step</text:span></text:h>
                  <text:list>
                    <text:list-item>
                      <text:h text:style-name="Heading_20_4" text:outline-level="4"><text:span text:style-name="T2">Step 1 – finding field count</text:span></text:h>
                    </text:list-item>
                  </text:list>
                </text:list-item>
              </text:list>
            </text:list-item>
          </text:list>
        </text:list-item>
      </text:list>
      <text:p text:style-name="Standard"><text:span text:style-name="T2">This step seemed fairly simple and straightforward when you see it on the video first. All you have to do it seems is to give a proper count to a SFINAE expression (see the code below) for </text:span><text:span text:style-name="T11">enable_if </text:span><text:span text:style-name="T3">and you done! Poof! Pure magic! </text:span><text:span text:style-name="T2">Not so fast, pal. First, you need very carefully find starting value with some reasonable estimate and try to avoid too many template instantiations (did you know what too many of them can lead to endless compile time or even kill the poor thing?). So here comes first couple good ones from Anton. He suggests that we start with the size of the given structure in bytes. In actual code he goes somewhat even more pessimistic (on behave of possible bit fields lurking somewhere he explains). Also he is using some kind of binary search to do it. While I took a slightly different approach about size I was completely in for the search thing. Experimenting with the size I thought it was too pessimistic. And, apparently, Anton found so too. At first nothing worked in my development environment even when I tried unaltered code from flat_magic repository. If I remember correctly it basically came down to some scoping issues. At some point I nearly gave up. But then I came up with a different solution which I consider slightly cleaner too. I combined all those constexpr functions in a class so scoping problem took care of itself (yes, it seemed like compilers on my site are not good at solving them when it comes to constexpr functions precedence and such. Take a note, it might save you a lot of time in some different case). Another good (and extremely important, though very subtle) thing which I creatively borrowed from flat_magic (meaning it was not just cut-n-paste, it had to be reworked to fit my needs) was method overloading (see the code below) using difference in type argument. It seems like something minor and you don’t see it at first (I didn’t!), but I found no other way even though I tried many things (I would be happy if somebody could point out another solution). Did you see that little difference in arguments (int vs. long)? This is it, this is how it works. Once we hit the correct count it will activate a method in </text:span><text:span text:style-name="T11">enable_if </text:span><text:span text:style-name="T2">expression with accept_any_type class (an “ubiq”) in </text:span><text:span text:style-name="T10">decltype</text:span><text:span text:style-name="T2"> expression (see the code below).<text:line-break/>So, finally we got the desired field count!</text:span></text:p>
      <text:p text:style-name="Standard"><text:span text:style-name="T2">WHAT I ADDED: Sizeof, more optimistic approach<text:line-break/>WHY IT WAS IMPORTANT: you’ll see</text:span></text:p>
      <text:list xml:id="list26803854" text:continue-numbering="true" text:style-name="Outline">
        <text:list-item>
          <text:list>
            <text:list-item>
              <text:list>
                <text:list-item>
                  <text:list>
                    <text:list-item>
                      <text:h text:style-name="Heading_20_4" text:outline-level="4"><text:span text:style-name="T2">Step 2 – it was just a begging </text:span></text:h>
                    </text:list-item>
                  </text:list>
                </text:list-item>
              </text:list>
            </text:list-item>
          </text:list>
        </text:list-item>
      </text:list>
      <text:p text:style-name="Standard"><text:span text:style-name="T2">Now we can get our hands dirty with some type info. Class called extract_type_info (yet another “ubiq”) does that job for each field </text:span><text:span text:style-name="T3">recursively. </text:span><text:span text:style-name="T2">Here I won’t go around biting the bush and come strait: I’m not sure about the code in flat_magic: it does something very sophisticated iteratively, somehow getting same flat array of type ids with some of them representing ids for inner boundaries of types inside other </text:span><text:soft-page-break/><text:span text:style-name="T2">types, which might look like that<text:line-break/>My version does that also aggregating some additional info about alignment (the reason for that will be explained later)</text:span></text:p>
      <text:list xml:id="list26803837" text:continue-numbering="true" text:style-name="Outline">
        <text:list-item>
          <text:list>
            <text:list-item>
              <text:list>
                <text:list-item>
                  <text:list>
                    <text:list-item>
                      <text:h text:style-name="Heading_20_4" text:outline-level="4"><text:span text:style-name="T2">Encode type as a number (id)</text:span></text:h>
                    </text:list-item>
                  </text:list>
                </text:list-item>
              </text:list>
            </text:list-item>
          </text:list>
        </text:list-item>
      </text:list>
      <text:p text:style-name="Standard"><text:span text:style-name="T2">Inside those iiteration/recursion over/in the type we encode types into type ids, because, Anton explained, it cannot be stored as is. His flat_magic is employing some sort of technique <text:line-break/>type_cypher (class encode_cypher)</text:span></text:p>
      <text:list xml:id="list26794975" text:continue-numbering="true" text:style-name="Outline">
        <text:list-item>
          <text:list>
            <text:list-item>
              <text:list>
                <text:list-item>
                  <text:list>
                    <text:list-item>
                      <text:h text:style-name="Heading_20_4" text:outline-level="4"><text:span text:style-name="T2">Step 3 – inflate structure from obtained flat array</text:span></text:h>
                    </text:list-item>
                  </text:list>
                </text:list-item>
              </text:list>
            </text:list-item>
          </text:list>
        </text:list-item>
      </text:list>
      <text:p text:style-name="Standard"><text:span text:style-name="T2">In his flat_magic Antony again employing some (painfully) elaborate iterative (???</text:span><text:span text:style-name="T4">check that</text:span><text:span text:style-name="T2">) procedures to get </text:span><text:span text:style-name="T7">some sort of tuple (as already mentioned above very similar to the one described in "Modern C++ Design" by Andrei Alexandrescu) converting those numeric type ids into types<text:line-break/></text:span><text:span text:style-name="T2">since I did not really understand exactly the it was done I implemented my own way using structures called build_type (found in build_type.h) and functions from mimic_type.h. Again we employ type_cypher (class decode_cypher in this cas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ru" fo:country="RU"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name-complex="F"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style-asian="italic" style:font-weight-asian="bold" style:font-name-complex="F" style:font-style-complex="italic"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Заголовок_20_1_20_Знак" style:display-name="Заголовок 1 Знак"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Заголовок_20_2_20_Знак" style:display-name="Заголовок 2 Знак"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Заголовок_20_3_20_Знак" style:display-name="Заголовок 3 Знак" style:family="text" style:parent-style-name="Default_20_Paragraph_20_Font">
      <style:text-properties fo:color="#4f81bd" style:font-name="Cambria" fo:font-weight="bold" style:font-weight-asian="bold" style:font-name-complex="F" style:font-weight-complex="bold"/>
    </style:style>
    <style:style style:name="Заголовок_20_4_20_Знак" style:display-name="Заголовок 4 Знак" style:family="text" style:parent-style-name="Default_20_Paragraph_20_Font">
      <style:text-properties fo:color="#4f81bd" style:font-name="Cambria" fo:font-style="italic" fo:font-weight="bold" style:font-style-asian="italic" style:font-weight-asian="bold" style:font-name-complex="F"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Эдуард Боровицкий</meta:initial-creator>
    <dc:creator>Эдуард Боровицкий</dc:creator>
    <meta:editing-cycles>17</meta:editing-cycles>
    <meta:creation-date>2017-10-29T12:24:00</meta:creation-date>
    <dc:date>2019-03-11T06:58:27.49</dc:date>
    <meta:editing-duration>P1DT22H40M19S</meta:editing-duration>
    <meta:generator>OpenOffice/4.1.1$Win32 OpenOffice.org_project/411m6$Build-9775</meta:generator>
    <meta:document-statistic meta:table-count="0" meta:image-count="0" meta:object-count="0" meta:page-count="3" meta:paragraph-count="25" meta:word-count="1316" meta:character-count="784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